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anging_20_indent">
      <style:text-properties style:font-name="Liberation Serif" fo:font-size="10pt" officeooo:paragraph-rsid="002744d1" style:font-size-asian="10pt" style:font-size-complex="10pt"/>
    </style:style>
    <style:style style:name="P2" style:family="paragraph" style:parent-style-name="Hanging_20_indent">
      <style:text-properties style:font-name="Liberation Serif" fo:font-size="10pt" officeooo:paragraph-rsid="00296ff6" style:font-size-asian="10pt" style:font-size-complex="10pt"/>
    </style:style>
    <style:style style:name="P3" style:family="paragraph" style:parent-style-name="Hanging_20_indent">
      <style:text-properties style:font-name="Liberation Serif" fo:font-size="10pt" fo:font-weight="bold" officeooo:paragraph-rsid="002744d1" style:font-size-asian="10pt" style:font-weight-asian="bold" style:font-size-complex="10pt" style:font-weight-complex="bold"/>
    </style:style>
    <style:style style:name="P4" style:family="paragraph" style:parent-style-name="Standard">
      <style:text-properties style:font-name="Liberation Serif" fo:font-size="10pt" style:font-size-asian="10pt" style:font-size-complex="10pt"/>
    </style:style>
    <style:style style:name="P5" style:family="paragraph" style:parent-style-name="Standard">
      <style:paragraph-properties style:writing-mode="lr-tb"/>
      <style:text-properties officeooo:paragraph-rsid="001f5f2a"/>
    </style:style>
    <style:style style:name="P6" style:family="paragraph" style:parent-style-name="Standard">
      <style:paragraph-properties style:writing-mode="lr-tb"/>
      <style:text-properties style:font-name="Bitstream Vera Serif" fo:font-size="12pt" officeooo:paragraph-rsid="0021343c" style:font-size-asian="12pt" style:font-size-complex="12pt"/>
    </style:style>
    <style:style style:name="P7" style:family="paragraph" style:parent-style-name="Standard">
      <style:paragraph-properties style:writing-mode="lr-tb"/>
      <style:text-properties officeooo:paragraph-rsid="0021a361"/>
    </style:style>
    <style:style style:name="P8" style:family="paragraph" style:parent-style-name="Standard">
      <style:paragraph-properties style:writing-mode="lr-tb"/>
      <style:text-properties officeooo:paragraph-rsid="0028749b"/>
    </style:style>
    <style:style style:name="P9" style:family="paragraph" style:parent-style-name="Standard">
      <style:paragraph-properties style:writing-mode="lr-tb"/>
      <style:text-properties style:font-name="Liberation Serif" fo:font-size="10pt" officeooo:paragraph-rsid="001f5f2a" style:font-size-asian="10pt" style:font-size-complex="10pt"/>
    </style:style>
    <style:style style:name="P10" style:family="paragraph" style:parent-style-name="Standard">
      <style:paragraph-properties style:writing-mode="lr-tb"/>
      <style:text-properties style:font-name="Liberation Serif" fo:font-size="10pt" officeooo:paragraph-rsid="0021a361" style:font-size-asian="10pt" style:font-size-complex="10pt"/>
    </style:style>
    <style:style style:name="P11" style:family="paragraph" style:parent-style-name="Standard">
      <style:paragraph-properties style:writing-mode="lr-tb"/>
      <style:text-properties style:font-name="Liberation Serif" fo:font-size="10pt" officeooo:paragraph-rsid="0026b5a8" style:font-size-asian="10pt" style:font-size-complex="10pt"/>
    </style:style>
    <style:style style:name="P12" style:family="paragraph" style:parent-style-name="Standard">
      <style:paragraph-properties style:writing-mode="lr-tb"/>
      <style:text-properties style:font-name="Liberation Serif" fo:font-size="10pt" officeooo:paragraph-rsid="00256f6f" style:font-size-asian="10pt" style:font-size-complex="10pt"/>
    </style:style>
    <style:style style:name="P13" style:family="paragraph" style:parent-style-name="Standard">
      <style:paragraph-properties style:writing-mode="lr-tb"/>
      <style:text-properties style:font-name="Liberation Serif" fo:font-size="10pt" officeooo:rsid="0026b5a8" officeooo:paragraph-rsid="0026b5a8" style:font-size-asian="10pt" style:font-size-complex="10pt"/>
    </style:style>
    <style:style style:name="P14" style:family="paragraph" style:parent-style-name="Standard">
      <style:paragraph-properties style:writing-mode="lr-tb"/>
      <style:text-properties style:font-name="Liberation Serif" fo:font-size="10pt" officeooo:paragraph-rsid="0021343c" style:font-size-asian="10pt" style:font-size-complex="10pt"/>
    </style:style>
    <style:style style:name="P15" style:family="paragraph" style:parent-style-name="Standard">
      <style:paragraph-properties style:writing-mode="lr-tb"/>
      <style:text-properties style:font-name="Liberation Serif" fo:font-size="10pt" officeooo:rsid="0021a361" officeooo:paragraph-rsid="0021a361" style:font-size-asian="10pt" style:font-size-complex="10pt"/>
    </style:style>
    <style:style style:name="P16" style:family="paragraph" style:parent-style-name="Standard">
      <style:paragraph-properties style:writing-mode="lr-tb"/>
      <style:text-properties style:font-name="Liberation Serif" fo:font-size="10pt" officeooo:paragraph-rsid="0028749b" style:font-size-asian="10pt" style:font-size-complex="10pt"/>
    </style:style>
    <style:style style:name="P17" style:family="paragraph" style:parent-style-name="Standard">
      <style:paragraph-properties style:writing-mode="lr-tb"/>
      <style:text-properties style:font-name="Liberation Serif" fo:font-size="10pt" officeooo:rsid="0028749b" officeooo:paragraph-rsid="0028749b" style:font-size-asian="10pt" style:font-size-complex="10pt"/>
    </style:style>
    <style:style style:name="P18" style:family="paragraph" style:parent-style-name="Standard">
      <style:paragraph-properties style:writing-mode="lr-tb"/>
      <style:text-properties style:font-name="Liberation Serif" fo:font-size="10pt" officeooo:rsid="002a086c" officeooo:paragraph-rsid="002a086c" style:font-size-asian="10pt" style:font-size-complex="10pt"/>
    </style:style>
    <style:style style:name="P19" style:family="paragraph" style:parent-style-name="Standard">
      <style:paragraph-properties style:writing-mode="lr-tb"/>
      <style:text-properties style:font-name="Liberation Serif" fo:font-size="10pt" officeooo:rsid="002a086c" officeooo:paragraph-rsid="002a9704" style:font-size-asian="10pt" style:font-size-complex="10pt"/>
    </style:style>
    <style:style style:name="P20" style:family="paragraph" style:parent-style-name="Standard">
      <style:paragraph-properties style:writing-mode="lr-tb"/>
      <style:text-properties style:font-name="Liberation Serif" fo:font-size="10pt" fo:font-weight="bold" officeooo:paragraph-rsid="00256f6f" style:font-size-asian="10pt" style:font-weight-asian="bold" style:font-size-complex="10pt" style:font-weight-complex="bold"/>
    </style:style>
    <style:style style:name="P21" style:family="paragraph" style:parent-style-name="Standard">
      <style:paragraph-properties style:writing-mode="lr-tb"/>
      <style:text-properties style:font-name="Liberation Serif" fo:font-size="10pt" fo:font-weight="normal" officeooo:rsid="0021a361" officeooo:paragraph-rsid="0021a361" style:font-size-asian="10pt" style:font-weight-asian="normal" style:font-size-complex="10pt" style:font-weight-complex="normal"/>
    </style:style>
    <style:style style:name="P22" style:family="paragraph" style:parent-style-name="Standard">
      <style:paragraph-properties style:writing-mode="lr-tb"/>
      <style:text-properties officeooo:paragraph-rsid="00296ff6"/>
    </style:style>
    <style:style style:name="P23" style:family="paragraph" style:parent-style-name="Standard">
      <style:paragraph-properties style:writing-mode="lr-tb"/>
      <style:text-properties officeooo:paragraph-rsid="002a086c"/>
    </style:style>
    <style:style style:name="P24" style:family="paragraph" style:parent-style-name="Standard">
      <style:paragraph-properties style:writing-mode="lr-tb"/>
      <style:text-properties style:font-name="Liberation Serif" fo:font-size="10pt" officeooo:rsid="001f5f2a" officeooo:paragraph-rsid="001f5f2a" style:font-size-asian="10pt" style:font-size-complex="10pt"/>
    </style:style>
    <style:style style:name="T1" style:family="text">
      <style:text-properties officeooo:rsid="0021343c"/>
    </style:style>
    <style:style style:name="T2" style:family="text">
      <style:text-properties fo:font-weight="bold" officeooo:rsid="0024181d" style:font-weight-asian="bold" style:font-weight-complex="bold"/>
    </style:style>
    <style:style style:name="T3" style:family="text">
      <style:text-properties officeooo:rsid="0021a361"/>
    </style:style>
    <style:style style:name="T4" style:family="text">
      <style:text-properties fo:font-weight="normal" style:font-weight-asian="normal" style:font-weight-complex="normal"/>
    </style:style>
    <style:style style:name="T5" style:family="text">
      <style:text-properties fo:font-weight="normal" officeooo:rsid="002dd449" style:font-weight-asian="normal" style:font-weight-complex="normal"/>
    </style:style>
    <style:style style:name="T6" style:family="text">
      <style:text-properties officeooo:rsid="00226b4f"/>
    </style:style>
    <style:style style:name="T7" style:family="text">
      <style:text-properties officeooo:rsid="0024181d"/>
    </style:style>
    <style:style style:name="T8" style:family="text">
      <style:text-properties officeooo:rsid="00256f6f"/>
    </style:style>
    <style:style style:name="T9" style:family="text">
      <style:text-properties officeooo:rsid="0026b5a8"/>
    </style:style>
    <style:style style:name="T10" style:family="text">
      <style:text-properties officeooo:rsid="002744d1"/>
    </style:style>
    <style:style style:name="T11" style:family="text">
      <style:text-properties officeooo:rsid="0028749b"/>
    </style:style>
    <style:style style:name="T12" style:family="text">
      <style:text-properties officeooo:rsid="00296ff6"/>
    </style:style>
    <style:style style:name="T13" style:family="text">
      <style:text-properties style:font-name="Liberation Serif" fo:font-size="10pt" style:font-size-asian="10pt" style:font-size-complex="10pt"/>
    </style:style>
    <style:style style:name="T14" style:family="text">
      <style:text-properties style:font-name="Liberation Serif" fo:font-size="10pt" officeooo:rsid="00296ff6" style:font-size-asian="10pt" style:font-size-complex="10pt"/>
    </style:style>
    <style:style style:name="T15" style:family="text">
      <style:text-properties style:font-name="Liberation Serif" fo:font-size="10pt" officeooo:rsid="002a086c" style:font-size-asian="10pt" style:font-size-complex="10pt"/>
    </style:style>
    <style:style style:name="T16" style:family="text">
      <style:text-properties style:font-name="Liberation Serif" fo:font-size="10pt" officeooo:rsid="002a9704" style:font-size-asian="10pt" style:font-size-complex="10pt"/>
    </style:style>
    <style:style style:name="T17" style:family="text">
      <style:text-properties style:font-name="Liberation Serif" fo:font-size="10pt" officeooo:rsid="0021a361" style:font-size-asian="10pt" style:font-size-complex="10pt"/>
    </style:style>
    <style:style style:name="T18" style:family="text">
      <style:text-properties style:font-name="Liberation Serif" fo:font-size="10pt" officeooo:rsid="002cc770" style:font-size-asian="10pt" style:font-size-complex="10pt"/>
    </style:style>
    <style:style style:name="T19" style:family="text">
      <style:text-properties style:font-name="Liberation Serif" fo:font-size="10pt" officeooo:rsid="001f5f2a" style:font-size-asian="10pt" style:font-size-complex="10pt"/>
    </style:style>
    <style:style style:name="T20" style:family="text">
      <style:text-properties style:font-name="Liberation Serif" fo:font-size="10pt" officeooo:rsid="0021343c" style:font-size-asian="10pt" style:font-size-complex="10pt"/>
    </style:style>
    <style:style style:name="T21" style:family="text">
      <style:text-properties style:font-name="Liberation Serif" fo:font-size="10pt" officeooo:rsid="0028749b" style:font-size-asian="10pt" style:font-size-complex="10pt"/>
    </style:style>
    <style:style style:name="T22" style:family="text">
      <style:text-properties style:font-name="Liberation Serif" fo:font-size="10pt" officeooo:rsid="002dd449" style:font-size-asian="10pt" style:font-size-complex="10pt"/>
    </style:style>
    <style:style style:name="T23" style:family="text">
      <style:text-properties style:font-name="Liberation Serif" fo:font-size="10pt" officeooo:rsid="002f2ba7" style:font-size-asian="10pt" style:font-size-complex="10pt"/>
    </style:style>
    <style:style style:name="T24" style:family="text">
      <style:text-properties style:font-name="Liberation Serif" fo:font-size="10pt" officeooo:rsid="0030fc37" style:font-size-asian="10pt" style:font-size-complex="10pt"/>
    </style:style>
    <style:style style:name="T25" style:family="text">
      <style:text-properties style:font-name="Liberation Serif" fo:font-size="10pt" fo:font-weight="bold" officeooo:rsid="00296ff6" style:font-size-asian="10pt" style:font-weight-asian="bold" style:font-size-complex="10pt" style:font-weight-complex="bold"/>
    </style:style>
    <style:style style:name="T26" style:family="text">
      <style:text-properties style:font-name="Liberation Serif" fo:font-size="10pt" fo:font-weight="bold" officeooo:rsid="002a086c" style:font-size-asian="10pt" style:font-weight-asian="bold" style:font-size-complex="10pt" style:font-weight-complex="bold"/>
    </style:style>
    <style:style style:name="T27" style:family="text">
      <style:text-properties style:font-name="Liberation Serif" fo:font-size="10pt" fo:font-weight="bold" officeooo:rsid="0021a361" style:font-size-asian="10pt" style:font-weight-asian="bold" style:font-size-complex="10pt" style:font-weight-complex="bold"/>
    </style:style>
    <style:style style:name="T28" style:family="text">
      <style:text-properties style:font-name="Liberation Serif" fo:font-size="10pt" fo:font-weight="bold" officeooo:rsid="00256f6f" style:font-size-asian="10pt" style:font-weight-asian="bold" style:font-size-complex="10pt" style:font-weight-complex="bold"/>
    </style:style>
    <style:style style:name="T29" style:family="text">
      <style:text-properties style:font-name="Liberation Serif" fo:font-size="10pt" fo:font-weight="bold" officeooo:rsid="0021343c" style:font-size-asian="10pt" style:font-weight-asian="bold" style:font-size-complex="10pt" style:font-weight-complex="bold"/>
    </style:style>
    <style:style style:name="T30" style:family="text">
      <style:text-properties style:font-name="Liberation Serif" fo:font-size="10pt" fo:font-weight="normal" officeooo:rsid="0021a361" style:font-size-asian="10pt" style:font-weight-asian="normal" style:font-size-complex="10pt" style:font-weight-complex="normal"/>
    </style:style>
    <style:style style:name="T31" style:family="text">
      <style:text-properties style:font-name="Liberation Serif" fo:font-size="10pt" fo:font-weight="normal" officeooo:rsid="002b2974" style:font-size-asian="10pt" style:font-weight-asian="normal" style:font-size-complex="10pt" style:font-weight-complex="normal"/>
    </style:style>
    <style:style style:name="T32" style:family="text">
      <style:text-properties style:font-name="Liberation Serif" fo:font-size="10pt" fo:font-weight="normal" officeooo:rsid="00256f6f" style:font-size-asian="10pt" style:font-weight-asian="normal" style:font-size-complex="10pt" style:font-weight-complex="normal"/>
    </style:style>
    <style:style style:name="T33" style:family="text">
      <style:text-properties style:font-name="Liberation Serif" fo:font-size="10pt" fo:font-weight="normal" officeooo:rsid="0026b5a8" style:font-size-asian="10pt" style:font-weight-asian="normal" style:font-size-complex="10pt" style:font-weight-complex="normal"/>
    </style:style>
    <style:style style:name="T34" style:family="text">
      <style:text-properties style:font-name="Liberation Serif" fo:font-size="10pt" fo:font-weight="normal" officeooo:rsid="002cc770" style:font-size-asian="10pt" style:font-weight-asian="normal" style:font-size-complex="10pt" style:font-weight-complex="normal"/>
    </style:style>
    <style:style style:name="T35" style:family="text">
      <style:text-properties officeooo:rsid="002a9704"/>
    </style:style>
    <style:style style:name="T36" style:family="text">
      <style:text-properties officeooo:rsid="002b2974"/>
    </style:style>
    <style:style style:name="T37" style:family="text">
      <style:text-properties officeooo:rsid="002cc770"/>
    </style:style>
    <style:style style:name="T38" style:family="text">
      <style:text-properties officeooo:rsid="002dd449"/>
    </style:style>
    <style:style style:name="T39" style:family="text">
      <style:text-properties officeooo:rsid="0030fc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tab/>August 11, 2022</text:p>
      <text:p text:style-name="P9"/>
      <text:p text:style-name="P24">Gentlemen.</text:p>
      <text:p text:style-name="P5"><text:span text:style-name="T13"><text:s/></text:span><text:bookmark text:name="page2R_mcid2"/><text:span text:style-name="T13"><text:line-break/>You are signed up and scheduled for CW Academy </text:span><text:span text:style-name="T18">Advanced</text:span><text:span text:style-name="T13"> </text:span><text:span text:style-name="T18">C</text:span><text:span text:style-name="T13">lass during the September-October 2022 semester. We will be mee</text:span><text:span text:style-name="T19">ti</text:span><text:span text:style-name="T13">ng as a group beginning on Monday, </text:span><text:span text:style-name="T19">September 12. <text:s/>T</text:span><text:span text:style-name="T13">he schedule </text:span><text:span text:style-name="T19">will</text:span><text:span text:style-name="T13"> be Mondays and Thursdays at </text:span><text:span text:style-name="T19">7</text:span><text:span text:style-name="T13"> PM </text:span><text:span text:style-name="T19">PDT</text:span><text:span text:style-name="T13"> (</text:span><text:span text:style-name="T19">02</text:span><text:span text:style-name="T13">:00 UTC </text:span><text:span text:style-name="T19">the next day)</text:span><text:bookmark text:name="page2R_mcid3"/><text:span text:style-name="T19"> for the ensuing eight weeks. <text:s/></text:span><text:span text:style-name="T29">We will kick things off with an informal “meet and greet” session on Thursday September 8, 2022 at 7PM PDT</text:span><text:span text:style-name="T20"> </text:span><text:span text:style-name="T29">(02:00 UTC Friday) </text:span><text:span text:style-name="T20">to introduce our selves, test the Zoom connection and work out any bugs with the audio.</text:span></text:p>
      <text:p text:style-name="P9"/>
      <text:p text:style-name="P10"><text:span text:style-name="T1">For those of you who have taken other CWA classes, welcome back. <text:s/>For those who are new, welcome aboard and l</text:span>et me quickly explain how CW Academy works. <text:s/><text:span text:style-name="T1">The most important part for your success is daily practice. <text:s/></text:span><text:span text:style-name="T3">Try to devote one or two short sessions of 15-20 minutes each day rather than cram everything into a </text:span><text:span text:style-name="T7">5</text:span><text:span text:style-name="T3">-hour marathon once a week. </text:span><text:span text:style-name="T6">In addition, you will want to spend </text:span><text:span text:style-name="T37">as much</text:span><text:span text:style-name="T6"> time as you can on the air rag chewing and/or participating in the various practice “contests” – SST, MST and CWT. <text:s/>Make sure, however, that you are </text:span><text:span text:style-name="T7">always </text:span><text:span text:style-name="T6">having fun </text:span><text:span text:style-name="T37">and this doesn’t become burdensome. <text:s/></text:span></text:p>
      <text:p text:style-name="P10"/>
      <text:p text:style-name="P11">Here <text:span text:style-name="T9">i</text:span>s <text:span text:style-name="T9">the equipment</text:span> you are going to need: </text:p>
      <text:p text:style-name="P11"/>
      <text:p text:style-name="P1">• <text:tab/>A computer and a broadband Internet connec<text:span text:style-name="T9">ti</text:span>on,</text:p>
      <text:p text:style-name="P1"><text:span text:style-name="T9">• <text:tab/>H</text:span>eadphones/<text:span text:style-name="T10">ear buds</text:span> that plug into the computer’s headphone jack,</text:p>
      <text:p text:style-name="P1">•<text:bookmark text:name="page2R_mcid12"/> <text:tab/>A webcam (camera/microphone) – <text:span text:style-name="T9">most machines </text:span>have these built in but, if not, you can buy a perfectly good one for about $20 or less </text:p>
      <text:p text:style-name="P1">• <text:tab/><text:span text:style-name="T10">Keyer p</text:span>addle<text:span text:style-name="T10">s – new ones have become ridiculously priced so </text:span>borrow or buy a used one<text:bookmark text:name="page2R_mcid17"/><text:bookmark text:name="page2R_mcid16"/> <text:span text:style-name="T10">if you can. <text:s/>Unfortunately, even good operators can not be able to reliably above about 20-wpm with a straight key.</text:span></text:p>
      <text:p text:style-name="P1">•<text:bookmark text:name="page2R_mcid18"/> <text:tab/>A radio with a built-in keyer and sidetone. <text:s/><text:span text:style-name="T10">Most (all?) modern rigs have this but if you need a </text:span>separate <text:span text:style-name="T10">unit, </text:span>MFJ makes an inexpensive EconoKeyer if you can’t borrow one or find a used one<text:bookmark text:name="page2R_mcid19"/>.<text:line-break/></text:p>
      <text:p text:style-name="P12"><text:span text:style-name="T7">We will be using Zoom for our class meetings. <text:s/>While very good for normal conversation</text:span><text:span text:style-name="T9">al</text:span><text:span text:style-name="T7"> meetings, Zoom has some quirks when dealing with CW </text:span><text:span text:style-name="T8">which can make copying more difficult than on-the-air</text:span><text:span text:style-name="T7">. <text:s/></text:span><text:span text:style-name="T9">To be considerate to your fellow classmates, i</text:span><text:span text:style-name="T8">t is important that you</text:span><text:span text:style-name="T7"> </text:span></text:p>
      <text:p text:style-name="P20"/>
      <text:p text:style-name="P3"><text:span text:style-name="T7">• <text:tab/></text:span><text:span text:style-name="T8">use headphones/ear buds,</text:span></text:p>
      <text:p text:style-name="P3">• <text:tab/>mute yourself if you are not actively sending, and</text:p>
      <text:p text:style-name="P3"><text:span text:style-name="T7">• <text:tab/>follow the </text:span><text:span text:style-name="T8">instructions in the document attached to this e-mail as to the necessary program settings.</text:span></text:p>
      <text:p text:style-name="P12"/>
      <text:p text:style-name="P13"><text:span text:style-name="T8">A</text:span>s far as I am aware, Zoom on mobile devices does not support the necessary settings so you will not be able to use your phone or tablet for the class sessions. <text:s/>I’d be happy to be proved wrong on this point so if you think you have a solution, let’s try it out before the first meeting! <text:s/><text:span text:style-name="T36">(I am not a Zoom super-user.)</text:span></text:p>
      <text:p text:style-name="P12"/>
      <text:p text:style-name="P10"><text:span text:style-name="T1">Please download the latest “Practice Instructions and Homework Assignments” from the CWops website under the CW A</text:span><text:span text:style-name="T3">cademy → </text:span><text:span text:style-name="T6">Student Resources → </text:span><text:span text:style-name="T3">Advanced tab:</text:span></text:p>
      <text:p text:style-name="P14"/>
      <text:p text:style-name="P6"><text:a xlink:type="simple" xlink:href="https://cwops.org/wp-content/uploads/2022/02/Practice-Instructions-and-Homework-Assignments-Advanced-rev-1.8.pdf" text:style-name="Internet_20_link" text:visited-style-name="Visited_20_Internet_20_Link"><text:span text:style-name="T13">https://cwops.org/wp-content/uploads/2022/02/Practice-Instructions-and-Homework-Assignments-Advanced-rev-1.8.pdf</text:span></text:a></text:p>
      <text:p text:style-name="P14"/>
      <text:p text:style-name="P7"><text:span text:style-name="T17">There, you will also find a link to the audio practice files referenced in this document. <text:s/></text:span><text:span text:style-name="T27">Please complete the first assignment (Session 1 → Day 1) prior to our meeting on Sept. 12. <text:s/></text:span><text:span text:style-name="T30">Typically, we’ll start each class meeting with a </text:span><text:span text:style-name="T31">short </text:span><text:span text:style-name="T30">discussion of questions/thoughts on the homework and what on-the-air activities you’ve been up to. <text:s/></text:span><text:span text:style-name="T32">I will also </text:span><text:span text:style-name="T33">periodically present </text:span><text:span text:style-name="T32">something relevant to CW and/or contesting that you </text:span><text:span text:style-name="T31">hopefully will</text:span><text:span text:style-name="T32"> find helpful. <text:s/></text:span><text:span text:style-name="T34">You all are encouraged to do likewise. <text:s/></text:span><text:span text:style-name="T32">The remainder of each class meeting will be devoted to exercises to improve your head copy </text:span><text:span text:style-name="T28">and sending skills. <text:s text:c="2"/></text:span><text:span text:style-name="T34">If you need to miss a few classes, no problem, just keep practicing!</text:span></text:p>
      <text:p text:style-name="P21"/>
      <text:p text:style-name="P15">The advanced class make<text:span text:style-name="T11">s</text:span> heavy use of two excellent practice tools, Morse Runner and RufzXP. <text:s/>If you are not familiar with these programs, <text:span text:style-name="T6">you can find written instructions and videos on how to use them under Student Tutorials heading. <text:s/>These are windows programs that can also be made to run under linux; I can help you with that if you are using linux.</text:span></text:p>
      <text:p text:style-name="P15"/>
      <text:p text:style-name="P8"><text:soft-page-break/><text:span text:style-name="T21">As for my background, I am a recently retired electrical engineer. <text:s/>I was originally licensed as a teenager in the late 1970’s. <text:s/>CW has always been my favorite mode and I enjoy enjoy contesting. <text:s/>I took the CWA advanced class </text:span><text:span text:style-name="T14">last spring</text:span><text:span text:style-name="T21"> because I was having trouble “getting my fist back” on my own after a long hiatus from ham radio. <text:s/>It was so much fun that I volunteered to be an advisor; you all are my first class so please bare with me while we figure out </text:span><text:span text:style-name="T16">all the details</text:span><text:span text:style-name="T21">. <text:s/>Also, I live in a rural are outside of San Diego. <text:s/>The internet connection is usually </text:span><text:span text:style-name="T22">reliable </text:span><text:span text:style-name="T21">but there may be occasional outages – I’m working on “Plan B” if that becomes problematic.</text:span></text:p>
      <text:p text:style-name="P16"/>
      <text:p text:style-name="P17">Although this may all sound very regimented, we actually have a lot of leeway in what we cover <text:span text:style-name="T38">in the class meetin</text:span><text:span text:style-name="T39">g</text:span><text:span text:style-name="T38">s </text:span><text:span text:style-name="T12">and I need you</text:span><text:span text:style-name="T39">r</text:span><text:span text:style-name="T12"> input on what you would like to emphasize. <text:s/>This could include:</text:span></text:p>
      <text:p text:style-name="P17"/>
      <text:p text:style-name="P2"><text:span text:style-name="T2">• <text:tab/></text:span>Contesting</text:p>
      <text:p text:style-name="P2"><text:span text:style-name="T2">• <text:tab/></text:span>Rag chewing</text:p>
      <text:p text:style-name="P2"><text:span text:style-name="T2">• <text:tab/></text:span>Sending</text:p>
      <text:p text:style-name="P2"><text:span text:style-name="T2">• <text:tab/></text:span>Head copy / memory retention</text:p>
      <text:p text:style-name="P2"><text:span text:style-name="T2">• <text:tab/></text:span><text:span text:style-name="T5">Something else</text:span><text:span text:style-name="T4">?</text:span></text:p>
      <text:p text:style-name="P17"/>
      <text:p text:style-name="P22"><text:span text:style-name="T14">Similarly, the requirements for CWops membership </text:span><text:span text:style-name="T15">may seem intimidating </text:span><text:span text:style-name="T14">but you will be well more th</text:span><text:span text:style-name="T24">an</text:span><text:span text:style-name="T14"> ready at the end of this class, provided you </text:span><text:span text:style-name="T25">practice every day!</text:span><text:span text:style-name="T14"> <text:s/>If you’ve never participated in a CWT before, you may find these very intimidating </text:span><text:span text:style-name="T15">also </text:span><text:span text:style-name="T14">as the average speed of callers is around 39-wpm! <text:s/></text:span><text:span text:style-name="T22">(If you hear me, I’m in the slow lane at 30 or 32-wpm.) <text:s/></text:span><text:span text:style-name="T14">Don’t worry, you </text:span><text:span text:style-name="T22">just</text:span><text:span text:style-name="T14"> listen until you get a call sign and exchange and then throw out you call. <text:s/>Soon, this will become much easier as well. <text:s/>Although you will rub shoulders with some very talented “</text:span><text:span text:style-name="T22">world-class” </text:span><text:span text:style-name="T14">operators, you will soon discover that this is a very welcoming group </text:span><text:span text:style-name="T15">who have all been where you are now.</text:span></text:p>
      <text:p text:style-name="P14"/>
      <text:p text:style-name="P23"><text:span text:style-name="T15">So, if I haven’t scared you away, </text:span><text:span text:style-name="T26">please e-mail me a.s.a.p. to let me know 1) you are willing and able to make the time commitment to practice and 2) confirm that you will be participating in the class. </text:span><text:span text:style-name="T15"><text:s/></text:span><text:span text:style-name="T16">Please also give me an idea of what you’d like to get out of the class. <text:s/></text:span><text:span text:style-name="T15">If your circumstances have changed and you wish to opt out for this term, no problem. <text:s/>You are always welcome sign up again for a future class. <text:s/>I just need to know that there is a vacancy </text:span><text:span text:style-name="T16">so</text:span><text:span text:style-name="T15"> it can be filled by another student. <text:s/></text:span><text:span text:style-name="T23">(I will send you a Zoom invite before our “meet and greet” session on Sept. 8.) <text:s/></text:span><text:span text:style-name="T15">FYI, I am also readily available if you want a private session either on the air or via Zoom to work on something. <text:s/>You will also find that after a few meetings, some of your classmates may want to arrange a schedule to practice as well.</text:span></text:p>
      <text:p text:style-name="P18"/>
      <text:p text:style-name="P19">I’m looking <text:span text:style-name="T39">forward</text:span> to meeting and working with all of you and to helping you achieve your CW goals. </text:p>
      <text:p text:style-name="P14"><text:bookmark text:name="page2R_mcid44"/><text:line-break/><text:span text:style-name="T35">Vy </text:span>73, <text:bookmark text:name="page2R_mcid45"/><text:line-break/><text:span text:style-name="T35">Joe Attili – AA2IL</text:span></text:p>
      <text:p text:style-name="P1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11:28:03.546519226</meta:creation-date>
    <dc:date>2022-08-11T16:07:37.396878093</dc:date>
    <meta:editing-duration>PT42M21S</meta:editing-duration>
    <meta:editing-cycles>10</meta:editing-cycles>
    <meta:generator>LibreOffice/6.4.7.2$Linux_X86_64 LibreOffice_project/40$Build-2</meta:generator>
    <meta:document-statistic meta:table-count="0" meta:image-count="0" meta:object-count="0" meta:page-count="2" meta:paragraph-count="30" meta:word-count="1144" meta:character-count="6470" meta:non-whitespace-character-count="5277"/>
  </office:meta>
</office:document-meta>
</file>